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Lohit Devanagari1" svg:font-family="'Lohit Devanagari'"/>
    <style:font-face style:name="Segoe UI Symbol" svg:font-family="'Segoe UI Symbol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1" svg:font-family="'Segoe UI Symbol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503cm" fo:margin-left="-0.123cm" fo:margin-top="0cm" fo:margin-bottom="0cm" table:align="left" style:writing-mode="lr-tb"/>
    </style:style>
    <style:style style:name="Tabela1.A" style:family="table-column">
      <style:table-column-properties style:column-width="6.623cm"/>
    </style:style>
    <style:style style:name="Tabela1.B" style:family="table-column">
      <style:table-column-properties style:column-width="1.49cm"/>
    </style:style>
    <style:style style:name="Tabela1.C" style:family="table-column">
      <style:table-column-properties style:column-width="1.401cm"/>
    </style:style>
    <style:style style:name="Tabela1.D" style:family="table-column">
      <style:table-column-properties style:column-width="1.291cm"/>
    </style:style>
    <style:style style:name="Tabela1.E" style:family="table-column">
      <style:table-column-properties style:column-width="1.339cm"/>
    </style:style>
    <style:style style:name="Tabela1.F" style:family="table-column">
      <style:table-column-properties style:column-width="1.526cm"/>
    </style:style>
    <style:style style:name="Tabela1.G" style:family="table-column">
      <style:table-column-properties style:column-width="1.379cm"/>
    </style:style>
    <style:style style:name="Tabela1.H" style:family="table-column">
      <style:table-column-properties style:column-width="1.452cm"/>
    </style:style>
    <style:style style:name="Tabela1.1" style:family="table-row">
      <style:table-row-properties style:min-row-height="0.556cm" fo:keep-together="auto"/>
    </style:style>
    <style:style style:name="Tabela1.A1" style:family="table-cell">
      <style:table-cell-properties style:vertical-align="bottom" fo:padding-left="0.123cm" fo:padding-right="0.123cm" fo:padding-top="0cm" fo:padding-bottom="0cm" fo:border="1pt solid #000000"/>
    </style:style>
    <style:style style:name="Tabela1.B1" style:family="table-cell">
      <style:table-cell-properties style:vertical-align="bottom" fo:padding-left="0.123cm" fo:padding-right="0.123cm" fo:padding-top="0cm" fo:padding-bottom="0cm" fo:border-left="none" fo:border-right="0.5pt solid #000000" fo:border-top="1pt solid #000000" fo:border-bottom="1pt solid #000000"/>
    </style:style>
    <style:style style:name="Tabela1.H1" style:family="table-cell">
      <style:table-cell-properties style:vertical-align="bottom" fo:padding-left="0.123cm" fo:padding-right="0.123cm" fo:padding-top="0cm" fo:padding-bottom="0cm" fo:border-left="none" fo:border-right="1pt solid #000000" fo:border-top="1pt solid #000000" fo:border-bottom="1pt solid #000000"/>
    </style:style>
    <style:style style:name="Tabela1.2" style:family="table-row">
      <style:table-row-properties style:min-row-height="1.058cm" fo:keep-together="auto"/>
    </style:style>
    <style:style style:name="Tabela1.A2" style:family="table-cell">
      <style:table-cell-properties style:vertical-align="bottom" fo:padding-left="0.123cm" fo:padding-right="0.123cm" fo:padding-top="0cm" fo:padding-bottom="0cm" fo:border-left="1pt solid #000000" fo:border-right="1pt solid #000000" fo:border-top="none" fo:border-bottom="0.5pt solid #000000"/>
    </style:style>
    <style:style style:name="Tabela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/>
    </style:style>
    <style:style style:name="Tabela1.H2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0.5pt solid #000000"/>
    </style:style>
    <style:style style:name="Tabela1.3" style:family="table-row">
      <style:table-row-properties style:min-row-height="0.529cm" fo:keep-together="auto"/>
    </style:style>
    <style:style style:name="Tabela1.A10" style:family="table-cell">
      <style:table-cell-properties style:vertical-align="bottom" fo:padding-left="0.123cm" fo:padding-right="0.123cm" fo:padding-top="0cm" fo:padding-bottom="0cm" fo:border-left="1pt solid #000000" fo:border-right="1pt solid #000000" fo:border-top="none" fo:border-bottom="1pt solid #000000"/>
    </style:style>
    <style:style style:name="Tabela1.B10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1pt solid #000000"/>
    </style:style>
    <style:style style:name="Tabela1.H10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1pt solid #000000"/>
    </style:style>
    <style:style style:name="P1" style:family="paragraph" style:parent-style-name="Standard" style:master-page-name="First_20_Page">
      <style:paragraph-properties fo:margin-left="0.182cm" fo:margin-right="0cm" fo:margin-top="0cm" fo:margin-bottom="4.576cm" loext:contextual-spacing="false" fo:line-height="110%" fo:text-align="center" style:justify-single-word="false" fo:text-indent="-0.018cm" style:auto-text-indent="false" style:page-number="auto"/>
    </style:style>
    <style:style style:name="P2" style:family="paragraph" style:parent-style-name="Standard">
      <style:paragraph-properties fo:margin-left="0.182cm" fo:margin-right="0cm" fo:margin-top="0cm" fo:margin-bottom="0.194cm" loext:contextual-spacing="false" fo:line-height="110%" fo:text-align="center" style:justify-single-word="false" fo:text-indent="-0.018cm" style:auto-text-indent="false"/>
      <style:text-properties fo:color="#000000"/>
    </style:style>
    <style:style style:name="P3" style:family="paragraph" style:parent-style-name="Standard">
      <style:paragraph-properties fo:margin-left="0.182cm" fo:margin-right="0cm" fo:margin-top="0cm" fo:margin-bottom="0.194cm" loext:contextual-spacing="false" fo:line-height="110%" fo:text-align="center" style:justify-single-word="false" fo:text-indent="-0.018cm" style:auto-text-indent="false"/>
    </style:style>
    <style:style style:name="P4" style:family="paragraph" style:parent-style-name="Standard">
      <style:paragraph-properties fo:margin-left="0.182cm" fo:margin-right="0.002cm" fo:margin-top="0cm" fo:margin-bottom="4.576cm" loext:contextual-spacing="false" fo:line-height="110%" fo:text-align="center" style:justify-single-word="false" fo:text-indent="-0.018cm" style:auto-text-indent="false"/>
    </style:style>
    <style:style style:name="P5" style:family="paragraph" style:parent-style-name="Standard">
      <style:paragraph-properties fo:margin-left="0.182cm" fo:margin-right="0.169cm" fo:margin-top="0cm" fo:margin-bottom="4.576cm" loext:contextual-spacing="false" fo:line-height="110%" fo:text-align="center" style:justify-single-word="false" fo:text-indent="-0.018cm" style:auto-text-indent="false"/>
    </style:style>
    <style:style style:name="P6" style:family="paragraph" style:parent-style-name="Standard">
      <style:paragraph-properties fo:margin-left="0.018cm" fo:margin-right="0.007cm" fo:margin-top="0cm" fo:margin-bottom="5.122cm" loext:contextual-spacing="false" fo:text-align="center" style:justify-single-word="false" fo:text-indent="-0.018cm" style:auto-text-indent="false"/>
    </style:style>
    <style:style style:name="P7" style:family="paragraph" style:parent-style-name="Standard">
      <style:paragraph-properties fo:margin-left="0.018cm" fo:margin-right="0.007cm" fo:margin-top="0cm" fo:margin-bottom="0.205cm" loext:contextual-spacing="false" fo:line-height="108%" fo:text-align="center" style:justify-single-word="false" fo:text-indent="-0.018cm" style:auto-text-indent="false"/>
    </style:style>
    <style:style style:name="P8" style:family="paragraph" style:parent-style-name="Standard">
      <style:paragraph-properties fo:margin-left="0.018cm" fo:margin-right="0.007cm" fo:margin-top="0cm" fo:margin-bottom="0.005cm" loext:contextual-spacing="false" fo:line-height="108%" fo:text-align="center" style:justify-single-word="false" fo:text-indent="-0.018cm" style:auto-text-indent="false"/>
    </style:style>
    <style:style style:name="P9" style:family="paragraph" style:parent-style-name="Standard">
      <style:paragraph-properties fo:margin-left="7.003cm" fo:margin-right="0.007cm" fo:margin-top="0cm" fo:margin-bottom="1.461cm" loext:contextual-spacing="false" fo:line-height="100%" fo:text-indent="-0.018cm" style:auto-text-indent="false"/>
    </style:style>
    <style:style style:name="P10" style:family="paragraph" style:parent-style-name="Standard">
      <style:paragraph-properties fo:margin-left="0cm" fo:margin-right="0.767cm" fo:margin-top="0cm" fo:margin-bottom="6.29cm" loext:contextual-spacing="false" fo:line-height="108%" fo:text-align="end" style:justify-single-word="false" fo:text-indent="0.018cm" style:auto-text-indent="false"/>
    </style:style>
    <style:style style:name="P11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  <style:text-properties fo:color="#000000" fo:font-weight="bold" style:font-weight-asian="bold"/>
    </style:style>
    <style:style style:name="P12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Calibri" style:font-name-asian="Times New Roman1" style:font-name-complex="Times New Roman1"/>
    </style:style>
    <style:style style:name="P16" style:family="paragraph" style:parent-style-name="Standard">
      <style:paragraph-properties fo:margin-left="0.97cm" fo:margin-right="0.007cm" fo:margin-top="0cm" fo:margin-bottom="0.205cm" loext:contextual-spacing="false" fo:line-height="108%" fo:text-indent="-0.018cm" style:auto-text-indent="false"/>
    </style:style>
    <style:style style:name="P17" style:family="paragraph" style:parent-style-name="Standard">
      <style:paragraph-properties fo:margin-left="0.97cm" fo:margin-right="0.007cm" fo:margin-top="0cm" fo:margin-bottom="0.741cm" loext:contextual-spacing="false" fo:text-indent="-0.018cm" style:auto-text-indent="false"/>
    </style:style>
    <style:style style:name="P18" style:family="paragraph" style:parent-style-name="Standard">
      <style:paragraph-properties fo:margin-left="-0.026cm" fo:margin-right="0.007cm" fo:margin-top="0cm" fo:margin-bottom="0.713cm" loext:contextual-spacing="false" fo:text-indent="0.953cm" style:auto-text-indent="false"/>
    </style:style>
    <style:style style:name="P19" style:family="paragraph" style:parent-style-name="Standard">
      <style:paragraph-properties fo:margin-left="-0.026cm" fo:margin-right="0.007cm" fo:margin-top="0cm" fo:margin-bottom="0.958cm" loext:contextual-spacing="false" fo:text-indent="0.953cm" style:auto-text-indent="false"/>
    </style:style>
    <style:style style:name="P20" style:family="paragraph" style:parent-style-name="Standard">
      <style:paragraph-properties fo:margin-left="-0.026cm" fo:margin-right="0.007cm" fo:margin-top="0cm" fo:margin-bottom="0.005cm" loext:contextual-spacing="false" fo:text-indent="1.027cm" style:auto-text-indent="false"/>
    </style:style>
    <style:style style:name="P21" style:family="paragraph" style:parent-style-name="Standard">
      <style:paragraph-properties fo:margin-left="-0.026cm" fo:margin-right="0.007cm" fo:margin-top="0cm" fo:margin-bottom="0.005cm" loext:contextual-spacing="false" fo:text-indent="1.249cm" style:auto-text-indent="false"/>
    </style:style>
    <style:style style:name="P22" style:family="paragraph" style:parent-style-name="Standard">
      <style:paragraph-properties fo:margin-left="-0.026cm" fo:margin-right="0.007cm" fo:margin-top="0cm" fo:margin-bottom="0.005cm" loext:contextual-spacing="false" fo:text-indent="1.249cm" style:auto-text-indent="false"/>
      <style:text-properties fo:color="#000000"/>
    </style:style>
    <style:style style:name="P23" style:family="paragraph" style:parent-style-name="Standard">
      <style:paragraph-properties fo:margin-left="-0.026cm" fo:margin-right="0.007cm" fo:margin-top="0cm" fo:margin-bottom="0.834cm" loext:contextual-spacing="false" fo:text-indent="1.249cm" style:auto-text-indent="false"/>
    </style:style>
    <style:style style:name="P24" style:family="paragraph" style:parent-style-name="Standard">
      <style:paragraph-properties fo:margin-left="-0.026cm" fo:margin-right="0.007cm" fo:margin-top="0cm" fo:margin-bottom="0.834cm" loext:contextual-spacing="false" fo:text-indent="1.02cm" style:auto-text-indent="false"/>
    </style:style>
    <style:style style:name="P25" style:family="paragraph" style:parent-style-name="Standard" style:list-style-name="WWNum1">
      <style:paragraph-properties fo:margin-left="1.27cm" fo:margin-right="0.007cm" fo:margin-top="0cm" fo:margin-bottom="0.051cm" loext:contextual-spacing="false" fo:text-indent="-0.635cm" style:auto-text-indent="false"/>
    </style:style>
    <style:style style:name="P26" style:family="paragraph" style:parent-style-name="Standard" style:list-style-name="WWNum1">
      <style:paragraph-properties fo:margin-left="1.27cm" fo:margin-right="0.007cm" fo:margin-top="0cm" fo:margin-bottom="0.053cm" loext:contextual-spacing="false" fo:line-height="180%" fo:text-indent="-0.635cm" style:auto-text-indent="false"/>
    </style:style>
    <style:style style:name="P27" style:family="paragraph" style:parent-style-name="Standard" style:list-style-name="WWNum1">
      <style:paragraph-properties fo:margin-left="1.27cm" fo:margin-right="0.007cm" fo:margin-top="0cm" fo:margin-bottom="0.363cm" loext:contextual-spacing="false" fo:line-height="108%" fo:text-indent="-0.635cm" style:auto-text-indent="false"/>
    </style:style>
    <style:style style:name="P28" style:family="paragraph" style:parent-style-name="Standard" style:list-style-name="WWNum1">
      <style:paragraph-properties fo:margin-left="1.27cm" fo:margin-right="0.007cm" fo:margin-top="0cm" fo:margin-bottom="0.965cm" loext:contextual-spacing="false" fo:line-height="180%" fo:text-indent="-0.635cm" style:auto-text-indent="false"/>
    </style:style>
    <style:style style:name="P29" style:family="paragraph" style:parent-style-name="Standard">
      <style:paragraph-properties fo:margin-left="0.018cm" fo:margin-right="0.023cm" fo:text-indent="0cm" style:auto-text-indent="false"/>
    </style:style>
    <style:style style:name="P30" style:family="paragraph" style:parent-style-name="Standard">
      <style:paragraph-properties fo:margin-left="1.266cm" fo:margin-right="0.007cm" fo:margin-top="0cm" fo:margin-bottom="0.205cm" loext:contextual-spacing="false" fo:line-height="108%" fo:text-indent="-0.018cm" style:auto-text-indent="false"/>
    </style:style>
    <style:style style:name="P31" style:family="paragraph" style:parent-style-name="Standard">
      <style:paragraph-properties fo:margin-left="1.037cm" fo:margin-right="0.007cm" fo:margin-top="0cm" fo:margin-bottom="0.249cm" loext:contextual-spacing="false" fo:line-height="108%" fo:text-indent="-0.018cm" style:auto-text-indent="false"/>
    </style:style>
    <style:style style:name="P32" style:family="paragraph" style:parent-style-name="Standard" style:list-style-name="WWNum9">
      <style:paragraph-properties fo:margin-left="1.905cm" fo:margin-right="0.007cm" fo:margin-top="0cm" fo:margin-bottom="0.005cm" loext:contextual-spacing="false" fo:text-indent="-0.635cm" style:auto-text-indent="false"/>
    </style:style>
    <style:style style:name="P33" style:family="paragraph" style:parent-style-name="Standard" style:list-style-name="WWNum9">
      <style:paragraph-properties fo:margin-left="1.905cm" fo:margin-right="0.007cm" fo:margin-top="0cm" fo:margin-bottom="0.707cm" loext:contextual-spacing="false" fo:text-indent="-0.635cm" style:auto-text-indent="false"/>
    </style:style>
    <style:style style:name="P34" style:family="paragraph" style:parent-style-name="Standard">
      <style:paragraph-properties fo:margin-left="-0.019cm" fo:margin-right="0cm" fo:margin-top="0cm" fo:margin-bottom="1.836cm" loext:contextual-spacing="false" fo:line-height="108%" fo:text-align="start" style:justify-single-word="false" fo:text-indent="0cm" style:auto-text-indent="false"/>
    </style:style>
    <style:style style:name="P35" style:family="paragraph" style:parent-style-name="Standard">
      <style:paragraph-properties fo:margin-left="0.847cm" fo:margin-right="0.023cm" fo:margin-top="0cm" fo:margin-bottom="0.035cm" loext:contextual-spacing="false" fo:line-height="100%" fo:orphans="0" fo:widows="0" fo:text-indent="-0.847cm" style:auto-text-indent="false"/>
    </style:style>
    <style:style style:name="P36" style:family="paragraph" style:parent-style-name="Standard">
      <style:paragraph-properties fo:margin-left="0.847cm" fo:margin-right="0.023cm" fo:margin-top="0cm" fo:margin-bottom="0.035cm" loext:contextual-spacing="false" fo:line-height="100%" fo:orphans="0" fo:widows="0" fo:text-indent="-0.847cm" style:auto-text-indent="false"/>
      <style:text-properties style:font-size-complex="12pt"/>
    </style:style>
    <style:style style:name="P37" style:family="paragraph" style:parent-style-name="Standard">
      <style:paragraph-properties fo:margin-left="0cm" fo:margin-right="0.002cm" fo:margin-top="0cm" fo:margin-bottom="0cm" loext:contextual-spacing="false" fo:line-height="108%" fo:text-align="end" style:justify-single-word="false" fo:text-indent="0cm" style:auto-text-indent="false"/>
    </style:style>
    <style:style style:name="P38" style:family="paragraph" style:parent-style-name="Contents_20_1">
      <style:paragraph-properties>
        <style:tab-stops>
          <style:tab-stop style:position="1.042cm"/>
          <style:tab-stop style:position="15.983cm" style:type="right" style:leader-style="dotted" style:leader-text="."/>
        </style:tab-stops>
      </style:paragraph-properties>
    </style:style>
    <style:style style:name="P39" style:family="paragraph" style:parent-style-name="Heading_20_1" style:list-style-name="WWNum10">
      <style:paragraph-properties fo:margin-left="1.244cm" fo:margin-right="0.646cm" fo:margin-top="0cm" fo:margin-bottom="1.053cm" loext:contextual-spacing="false" fo:text-indent="-1.27cm" style:auto-text-indent="false" fo:break-before="page"/>
    </style:style>
    <style:style style:name="P40" style:family="paragraph" style:parent-style-name="Heading_20_1" style:list-style-name="WWNum10">
      <style:paragraph-properties fo:margin-left="1.244cm" fo:margin-right="0.646cm" fo:margin-top="0cm" fo:margin-bottom="1.053cm" loext:contextual-spacing="false" fo:text-indent="-1.27cm" style:auto-text-indent="false"/>
    </style:style>
    <style:style style:name="P41" style:family="paragraph" style:parent-style-name="Heading_20_1" style:list-style-name="WWNum10">
      <style:paragraph-properties fo:margin-left="1.244cm" fo:margin-right="0.646cm" fo:margin-top="0cm" fo:margin-bottom="1.018cm" loext:contextual-spacing="false" fo:text-indent="-1.27cm" style:auto-text-indent="false"/>
    </style:style>
    <style:style style:name="P42" style:family="paragraph" style:parent-style-name="Heading_20_1" style:list-style-name="WWNum10">
      <style:paragraph-properties fo:margin-left="1.244cm" fo:margin-right="0.646cm" fo:margin-top="0cm" fo:margin-bottom="1.058cm" loext:contextual-spacing="false" fo:text-indent="-1.27cm" style:auto-text-indent="false"/>
    </style:style>
    <style:style style:name="P43" style:family="paragraph" style:parent-style-name="Heading_20_1" style:list-style-name="WWNum10">
      <style:paragraph-properties fo:margin-left="1.244cm" fo:margin-right="0.646cm" fo:margin-top="0cm" fo:margin-bottom="0.538cm" loext:contextual-spacing="false" fo:text-indent="-1.27cm" style:auto-text-indent="false"/>
    </style:style>
    <style:style style:name="P44" style:family="paragraph" style:parent-style-name="Heading_20_1" style:list-style-name="WWNum10">
      <style:paragraph-properties fo:margin-left="1.27cm" fo:margin-right="0.646cm" fo:margin-top="0cm" fo:margin-bottom="1.053cm" loext:contextual-spacing="false" fo:text-indent="-1.27cm" style:auto-text-indent="false"/>
    </style:style>
    <style:style style:name="P45" style:family="paragraph" style:parent-style-name="Heading_20_2" style:list-style-name="WWNum10">
      <style:paragraph-properties fo:margin-left="0.99cm" fo:margin-right="0.007cm" fo:margin-top="0cm" fo:margin-bottom="0.919cm" loext:contextual-spacing="false" fo:text-indent="-1.016cm" style:auto-text-indent="false"/>
    </style:style>
    <style:style style:name="P46" style:family="paragraph" style:parent-style-name="Heading_20_2" style:list-style-name="WWNum10">
      <style:paragraph-properties fo:margin-left="0.99cm" fo:margin-right="0.007cm" fo:line-height="108%" fo:text-indent="-1.016cm" style:auto-text-indent="false"/>
    </style:style>
    <style:style style:name="P47" style:family="paragraph" style:parent-style-name="Heading_20_2" style:list-style-name="WWNum10">
      <style:paragraph-properties fo:margin-left="0.99cm" fo:margin-right="0.007cm" fo:margin-top="0cm" fo:margin-bottom="0.979cm" loext:contextual-spacing="false" fo:line-height="150%" fo:text-indent="-1.016cm" style:auto-text-indent="false"/>
    </style:style>
    <style:style style:name="P48" style:family="paragraph" style:parent-style-name="Heading_20_2" style:list-style-name="WWNum10">
      <style:paragraph-properties fo:margin-left="0.99cm" fo:margin-right="0.007cm" fo:margin-top="0cm" fo:margin-bottom="0.661cm" loext:contextual-spacing="false" fo:line-height="150%" fo:text-indent="-1.016cm" style:auto-text-indent="false"/>
    </style:style>
    <style:style style:name="P49" style:family="paragraph" style:parent-style-name="Heading_20_2" style:list-style-name="WWNum10">
      <style:paragraph-properties fo:margin-left="0.99cm" fo:margin-right="0.007cm" fo:margin-top="0cm" fo:margin-bottom="0.661cm" loext:contextual-spacing="false" fo:line-height="108%" fo:text-indent="-1.016cm" style:auto-text-indent="false"/>
    </style:style>
    <style:style style:name="P50" style:family="paragraph" style:parent-style-name="Heading_20_2" style:list-style-name="WWNum10">
      <style:paragraph-properties fo:margin-left="0.99cm" fo:margin-right="0.007cm" fo:margin-top="0cm" fo:margin-bottom="0.942cm" loext:contextual-spacing="false" fo:text-indent="-1.016cm" style:auto-text-indent="false"/>
    </style:style>
    <style:style style:name="P51" style:family="paragraph" style:parent-style-name="Contents_20_2">
      <style:paragraph-properties>
        <style:tab-stops>
          <style:tab-stop style:position="1.94cm"/>
          <style:tab-stop style:position="15.983cm" style:type="right" style:leader-style="dotted" style:leader-text="."/>
        </style:tab-stops>
      </style:paragraph-properties>
    </style:style>
    <style:style style:name="P52" style:family="paragraph" style:parent-style-name="No_20_Spacing">
      <style:paragraph-properties fo:margin-left="0cm" fo:margin-right="0.023cm" fo:text-align="center" style:justify-single-word="false" fo:text-indent="-0.018cm" style:auto-text-indent="false"/>
    </style:style>
    <style:style style:name="P53" style:family="paragraph" style:parent-style-name="TOC_20_Heading" style:list-style-name="WWNum0">
      <style:paragraph-properties fo:text-align="center" style:justify-single-word="false" fo:break-before="page"/>
    </style:style>
    <style:style style:name="P54" style:family="paragraph" style:parent-style-name="TOC_20_Heading" style:list-style-name="WWNum0"/>
    <style:style style:name="T1" style:family="text">
      <style:text-properties fo:color="#000000"/>
    </style:style>
    <style:style style:name="T2" style:family="text">
      <style:text-properties fo:color="#000000" style:font-name="Arial" fo:font-size="12pt" fo:font-weight="bold" style:font-size-asian="12pt" style:font-weight-asian="bold" style:font-name-complex="Arial2"/>
    </style:style>
    <style:style style:name="T3" style:family="text">
      <style:text-properties fo:color="#000000" style:font-name="Arial" fo:font-weight="bold" style:font-weight-asian="bold" style:font-name-complex="Arial2"/>
    </style:style>
    <style:style style:name="T4" style:family="text">
      <style:text-properties fo:color="#000000" style:font-name="Calibri" fo:font-size="11pt" fo:font-weight="bold" style:font-name-asian="Times New Roman1" style:font-size-asian="11pt" style:font-weight-asian="bold" style:font-name-complex="Times New Roman1" style:font-weight-complex="bold"/>
    </style:style>
    <style:style style:name="T5" style:family="text">
      <style:text-properties fo:color="#000000" style:font-name="Calibri" fo:font-size="11pt" style:font-name-asian="Times New Roman1" style:font-size-asian="11pt" style:font-name-complex="Times New Roman1"/>
    </style:style>
    <style:style style:name="T6" style:family="text"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T7" style:family="text">
      <style:text-properties fo:color="#000000" style:font-name="Calibri" style:font-name-asian="Times New Roman1" style:font-name-complex="Times New Roman1"/>
    </style:style>
    <style:style style:name="T8" style:family="text">
      <style:text-properties style:text-underline-style="none" style:font-weight-complex="bold"/>
    </style:style>
    <style:style style:name="T9" style:family="text">
      <style:text-properties style:use-window-font-color="true" style:font-name="Calibri" fo:font-size="11pt" fo:font-weight="normal" style:font-name-asian="F" style:font-size-asian="11pt" style:font-weight-asian="normal" style:font-name-complex="F"/>
    </style:style>
    <style:style style:name="T10" style:family="text">
      <style:text-properties style:use-window-font-color="true" style:font-name="Calibri" fo:font-size="11pt" style:font-name-asian="F" style:font-size-asian="11pt" style:font-name-complex="F"/>
    </style:style>
    <style:style style:name="T11" style:family="text">
      <style:text-properties text:display="true"/>
    </style:style>
    <style:style style:name="T12" style:family="text">
      <style:text-properties style:font-name="Courier New" style:text-underline-style="none" style:font-name-asian="Courier New1" style:font-name-complex="Courier New1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ACULDADE ALFA DE UMUARAMA</text:span></text:p>
      <text:p text:style-name="P4"><text:span text:style-name="T1">GUSTAVO MORINI</text:span></text:p>
      <text:p text:style-name="P52">ESTUDO DE CASO SOBRE VIRTUALIZAÇÃO DO AMBIENTE DE DESENVOLVIMENT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Umuarama</text:span></text:p>
      <text:p text:style-name="P5"><text:span text:style-name="T1">2018</text:span></text:p>
      <text:p text:style-name="P6"><text:soft-page-break/><text:span text:style-name="T1">GUSTAVO MORINI</text:span></text:p>
      <text:p text:style-name="P52">ESTUDO DE CASO SOBRE VIRTUALIZAÇÃO DO AMBIENTE DE DESENVOLVIMENT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pan text:style-name="T1">Projeto de pesquisa apresentado como requisito para aprovação na disciplina de Metodologia de Projetos na Faculdade Alfa de Umuarama.</text:span></text:p>
      <text:p text:style-name="P10"><text:span text:style-name="T1">Orientador: Prof. WILLIAN ROBERTO PELISSARI</text:span></text:p>
      <text:p text:style-name="P7"><text:span text:style-name="T1">Umuarama</text:span></text:p>
      <text:p text:style-name="P8"><text:span text:style-name="T1">2018</text:span></text:p>
      <text:p text:style-name="P53"><text:span text:style-name="T2">SUMÁRIO</text:span></text:p>
      <text:p text:style-name="P54"/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8"><text:a xlink:type="simple" xlink:href="#_Toc535675637" text:style-name="Index_20_Link" text:visited-style-name="Index_20_Link"><text:span text:style-name="T8">1)</text:span></text:a><text:a xlink:type="simple" xlink:href="#_Toc535675637" text:style-name="Index_20_Link" text:visited-style-name="Index_20_Link"><text:span text:style-name="T9"><text:tab/></text:span></text:a><text:a xlink:type="simple" xlink:href="#_Toc535675637" text:style-name="Index_20_Link" text:visited-style-name="Index_20_Link">DADOS DE IDENTIFICAÇÃO DO PROJETO</text:a><text:a xlink:type="simple" xlink:href="#_Toc535675637" text:style-name="Index_20_Link" text:visited-style-name="Index_20_Link"><text:span text:style-name="T11"><text:tab/>4</text:span></text:a></text:p>
          <text:p text:style-name="P38"><text:a xlink:type="simple" xlink:href="#_Toc535675638" text:style-name="Index_20_Link" text:visited-style-name="Index_20_Link"><text:span text:style-name="T8">2)</text:span></text:a><text:a xlink:type="simple" xlink:href="#_Toc535675638" text:style-name="Index_20_Link" text:visited-style-name="Index_20_Link"><text:span text:style-name="T9"><text:tab/></text:span></text:a><text:a xlink:type="simple" xlink:href="#_Toc535675638" text:style-name="Index_20_Link" text:visited-style-name="Index_20_Link">TEMA</text:a><text:a xlink:type="simple" xlink:href="#_Toc535675638" text:style-name="Index_20_Link" text:visited-style-name="Index_20_Link"><text:span text:style-name="T11"><text:tab/>4</text:span></text:a></text:p>
          <text:p text:style-name="P38"><text:a xlink:type="simple" xlink:href="#_Toc535675639" text:style-name="Index_20_Link" text:visited-style-name="Index_20_Link"><text:span text:style-name="T8">3)</text:span></text:a><text:a xlink:type="simple" xlink:href="#_Toc535675639" text:style-name="Index_20_Link" text:visited-style-name="Index_20_Link"><text:span text:style-name="T9"><text:tab/></text:span></text:a><text:a xlink:type="simple" xlink:href="#_Toc535675639" text:style-name="Index_20_Link" text:visited-style-name="Index_20_Link">DELIMITAÇÃO DO TEMA</text:a><text:a xlink:type="simple" xlink:href="#_Toc535675639" text:style-name="Index_20_Link" text:visited-style-name="Index_20_Link"><text:span text:style-name="T11"><text:tab/>4</text:span></text:a></text:p>
          <text:p text:style-name="P38"><text:a xlink:type="simple" xlink:href="#_Toc535675640" text:style-name="Index_20_Link" text:visited-style-name="Index_20_Link"><text:span text:style-name="T8">4)</text:span></text:a><text:a xlink:type="simple" xlink:href="#_Toc535675640" text:style-name="Index_20_Link" text:visited-style-name="Index_20_Link"><text:span text:style-name="T9"><text:tab/></text:span></text:a><text:a xlink:type="simple" xlink:href="#_Toc535675640" text:style-name="Index_20_Link" text:visited-style-name="Index_20_Link">FORMULAÇÃO DO PROBLEMA</text:a><text:a xlink:type="simple" xlink:href="#_Toc535675640" text:style-name="Index_20_Link" text:visited-style-name="Index_20_Link"><text:span text:style-name="T11"><text:tab/>4</text:span></text:a></text:p>
          <text:p text:style-name="P38"><text:a xlink:type="simple" xlink:href="#_Toc535675641" text:style-name="Index_20_Link" text:visited-style-name="Index_20_Link"><text:span text:style-name="T8">5)</text:span></text:a><text:a xlink:type="simple" xlink:href="#_Toc535675641" text:style-name="Index_20_Link" text:visited-style-name="Index_20_Link"><text:span text:style-name="T9"><text:tab/></text:span></text:a><text:a xlink:type="simple" xlink:href="#_Toc535675641" text:style-name="Index_20_Link" text:visited-style-name="Index_20_Link">JUSTIFICATIVA</text:a><text:a xlink:type="simple" xlink:href="#_Toc535675641" text:style-name="Index_20_Link" text:visited-style-name="Index_20_Link"><text:span text:style-name="T11"><text:tab/>4</text:span></text:a></text:p>
          <text:p text:style-name="P38"><text:a xlink:type="simple" xlink:href="#_Toc535675642" text:style-name="Index_20_Link" text:visited-style-name="Index_20_Link"><text:span text:style-name="T8">6)</text:span></text:a><text:a xlink:type="simple" xlink:href="#_Toc535675642" text:style-name="Index_20_Link" text:visited-style-name="Index_20_Link"><text:span text:style-name="T9"><text:tab/></text:span></text:a><text:a xlink:type="simple" xlink:href="#_Toc535675642" text:style-name="Index_20_Link" text:visited-style-name="Index_20_Link">OBJETIVOS</text:a><text:a xlink:type="simple" xlink:href="#_Toc535675642" text:style-name="Index_20_Link" text:visited-style-name="Index_20_Link"><text:span text:style-name="T11"><text:tab/>5</text:span></text:a></text:p>
          <text:p text:style-name="P51"><text:a xlink:type="simple" xlink:href="#_Toc535675643" text:style-name="Index_20_Link" text:visited-style-name="Index_20_Link"><text:span text:style-name="T12">6.1</text:span></text:a><text:a xlink:type="simple" xlink:href="#_Toc535675643" text:style-name="Index_20_Link" text:visited-style-name="Index_20_Link"><text:span text:style-name="T10"><text:tab/></text:span></text:a><text:a xlink:type="simple" xlink:href="#_Toc535675643" text:style-name="Index_20_Link" text:visited-style-name="Index_20_Link">OBJETIVO GERAL</text:a><text:a xlink:type="simple" xlink:href="#_Toc535675643" text:style-name="Index_20_Link" text:visited-style-name="Index_20_Link"><text:span text:style-name="T11"><text:tab/>5</text:span></text:a></text:p>
          <text:p text:style-name="P51"><text:a xlink:type="simple" xlink:href="#_Toc535675644" text:style-name="Index_20_Link" text:visited-style-name="Index_20_Link"><text:span text:style-name="T12">6.2</text:span></text:a><text:a xlink:type="simple" xlink:href="#_Toc535675644" text:style-name="Index_20_Link" text:visited-style-name="Index_20_Link"><text:span text:style-name="T10"><text:tab/></text:span></text:a><text:a xlink:type="simple" xlink:href="#_Toc535675644" text:style-name="Index_20_Link" text:visited-style-name="Index_20_Link">OBJETIVOS ESPECÍFICOS</text:a><text:a xlink:type="simple" xlink:href="#_Toc535675644" text:style-name="Index_20_Link" text:visited-style-name="Index_20_Link"><text:span text:style-name="T11"><text:tab/>5</text:span></text:a></text:p>
          <text:p text:style-name="P38"><text:a xlink:type="simple" xlink:href="#_Toc535675645" text:style-name="Index_20_Link" text:visited-style-name="Index_20_Link"><text:span text:style-name="T8">7)</text:span></text:a><text:a xlink:type="simple" xlink:href="#_Toc535675645" text:style-name="Index_20_Link" text:visited-style-name="Index_20_Link"><text:span text:style-name="T9"><text:tab/></text:span></text:a><text:a xlink:type="simple" xlink:href="#_Toc535675645" text:style-name="Index_20_Link" text:visited-style-name="Index_20_Link">EMBASAMENTO TEÓRICO</text:a><text:a xlink:type="simple" xlink:href="#_Toc535675645" text:style-name="Index_20_Link" text:visited-style-name="Index_20_Link"><text:span text:style-name="T11"><text:tab/>5</text:span></text:a></text:p>
          <text:p text:style-name="P51"><text:a xlink:type="simple" xlink:href="#_Toc535675646" text:style-name="Index_20_Link" text:visited-style-name="Index_20_Link"><text:span text:style-name="T12">7.1</text:span></text:a><text:a xlink:type="simple" xlink:href="#_Toc535675646" text:style-name="Index_20_Link" text:visited-style-name="Index_20_Link"><text:span text:style-name="T10"><text:tab/></text:span></text:a><text:a xlink:type="simple" xlink:href="#_Toc535675646" text:style-name="Index_20_Link" text:visited-style-name="Index_20_Link">DOCKER</text:a><text:a xlink:type="simple" xlink:href="#_Toc535675646" text:style-name="Index_20_Link" text:visited-style-name="Index_20_Link"><text:span text:style-name="T11"><text:tab/>5</text:span></text:a></text:p>
          <text:p text:style-name="P51"><text:a xlink:type="simple" xlink:href="#_Toc535675647" text:style-name="Index_20_Link" text:visited-style-name="Index_20_Link"><text:span text:style-name="T12">7.2</text:span></text:a><text:a xlink:type="simple" xlink:href="#_Toc535675647" text:style-name="Index_20_Link" text:visited-style-name="Index_20_Link"><text:span text:style-name="T10"><text:tab/></text:span></text:a><text:a xlink:type="simple" xlink:href="#_Toc535675647" text:style-name="Index_20_Link" text:visited-style-name="Index_20_Link">CONTÊINERES</text:a><text:a xlink:type="simple" xlink:href="#_Toc535675647" text:style-name="Index_20_Link" text:visited-style-name="Index_20_Link"><text:span text:style-name="T11"><text:tab/>6</text:span></text:a></text:p>
          <text:p text:style-name="P38"><text:a xlink:type="simple" xlink:href="#_Toc535675648" text:style-name="Index_20_Link" text:visited-style-name="Index_20_Link"><text:span text:style-name="T8">8)</text:span></text:a><text:a xlink:type="simple" xlink:href="#_Toc535675648" text:style-name="Index_20_Link" text:visited-style-name="Index_20_Link"><text:span text:style-name="T9"><text:tab/></text:span></text:a><text:a xlink:type="simple" xlink:href="#_Toc535675648" text:style-name="Index_20_Link" text:visited-style-name="Index_20_Link">METODOLOGIA</text:a><text:a xlink:type="simple" xlink:href="#_Toc535675648" text:style-name="Index_20_Link" text:visited-style-name="Index_20_Link"><text:span text:style-name="T11"><text:tab/>6</text:span></text:a></text:p>
          <text:p text:style-name="P51"><text:a xlink:type="simple" xlink:href="#_Toc535675649" text:style-name="Index_20_Link" text:visited-style-name="Index_20_Link"><text:span text:style-name="T12">8.1</text:span></text:a><text:a xlink:type="simple" xlink:href="#_Toc535675649" text:style-name="Index_20_Link" text:visited-style-name="Index_20_Link"><text:span text:style-name="T10"><text:tab/></text:span></text:a><text:a xlink:type="simple" xlink:href="#_Toc535675649" text:style-name="Index_20_Link" text:visited-style-name="Index_20_Link">MÉTODO DE ABORDAGEM</text:a><text:a xlink:type="simple" xlink:href="#_Toc535675649" text:style-name="Index_20_Link" text:visited-style-name="Index_20_Link"><text:span text:style-name="T11"><text:tab/>6</text:span></text:a></text:p>
          <text:p text:style-name="P51"><text:a xlink:type="simple" xlink:href="#_Toc535675650" text:style-name="Index_20_Link" text:visited-style-name="Index_20_Link"><text:span text:style-name="T12">8.2</text:span></text:a><text:a xlink:type="simple" xlink:href="#_Toc535675650" text:style-name="Index_20_Link" text:visited-style-name="Index_20_Link"><text:span text:style-name="T10"><text:tab/></text:span></text:a><text:a xlink:type="simple" xlink:href="#_Toc535675650" text:style-name="Index_20_Link" text:visited-style-name="Index_20_Link">TÉCNICAS DE PESQUISA</text:a><text:a xlink:type="simple" xlink:href="#_Toc535675650" text:style-name="Index_20_Link" text:visited-style-name="Index_20_Link"><text:span text:style-name="T11"><text:tab/>6</text:span></text:a></text:p>
          <text:p text:style-name="P38"><text:a xlink:type="simple" xlink:href="#_Toc535675651" text:style-name="Index_20_Link" text:visited-style-name="Index_20_Link"><text:span text:style-name="T8">9)</text:span></text:a><text:a xlink:type="simple" xlink:href="#_Toc535675651" text:style-name="Index_20_Link" text:visited-style-name="Index_20_Link"><text:span text:style-name="T9"><text:tab/></text:span></text:a><text:a xlink:type="simple" xlink:href="#_Toc535675651" text:style-name="Index_20_Link" text:visited-style-name="Index_20_Link">CRONOGRAMA</text:a><text:a xlink:type="simple" xlink:href="#_Toc535675651" text:style-name="Index_20_Link" text:visited-style-name="Index_20_Link"><text:span text:style-name="T11"><text:tab/>7</text:span></text:a></text:p>
          <text:p text:style-name="P38"><text:a xlink:type="simple" xlink:href="#_Toc535675652" text:style-name="Index_20_Link" text:visited-style-name="Index_20_Link"><text:span text:style-name="T8">10)</text:span></text:a><text:a xlink:type="simple" xlink:href="#_Toc535675652" text:style-name="Index_20_Link" text:visited-style-name="Index_20_Link"><text:span text:style-name="T9"><text:tab/></text:span></text:a><text:a xlink:type="simple" xlink:href="#_Toc535675652" text:style-name="Index_20_Link" text:visited-style-name="Index_20_Link">REFERÊNCIAS</text:a><text:a xlink:type="simple" xlink:href="#_Toc535675652" text:style-name="Index_20_Link" text:visited-style-name="Index_20_Link"><text:span text:style-name="T11"><text:tab/>7</text:span></text:a></text:p>
          <text:p text:style-name="Standard"/>
        </text:index-body>
      </text:table-of-content>
      <text:p text:style-name="P11"/>
      <text:list xml:id="list2776081708" text:style-name="WWNum10">
        <text:list-item>
          <text:h text:style-name="P39" text:outline-level="1"><text:bookmark-start text:name="_Toc9221"/><text:bookmark-start text:name="_Toc535675637"/>DADOS DE IDENTIFICAÇÃO DO PROJETO<text:bookmark-end text:name="_Toc9221"/><text:bookmark-end text:name="_Toc535675637"/></text:h>
        </text:list-item>
      </text:list>
      <text:p text:style-name="P16"><text:span text:style-name="T1">Aluno Autor: Gustavo Morini</text:span></text:p>
      <text:p text:style-name="P17"><text:span text:style-name="T1">Linha de Pesquisa: Virtualização do Ambiente de Desenvolvimento.</text:span></text:p>
      <text:list xml:id="list142834579602012" text:continue-numbering="true" text:style-name="WWNum10">
        <text:list-item>
          <text:h text:style-name="P40" text:outline-level="1"><text:bookmark-start text:name="_Toc9222"/><text:bookmark-start text:name="_Toc535675638"/>TEMA<text:bookmark-end text:name="_Toc9222"/><text:bookmark-end text:name="_Toc535675638"/></text:h>
        </text:list-item>
      </text:list>
      <text:p text:style-name="P17"><text:span text:style-name="T1">Estudo sobre o uso de ambiente de trabalho virtualizado.</text:span></text:p>
      <text:list xml:id="list142833843064092" text:continue-numbering="true" text:style-name="WWNum10">
        <text:list-item>
          <text:h text:style-name="P40" text:outline-level="1"><text:bookmark-start text:name="_Toc9223"/><text:bookmark-start text:name="_Toc535675639"/>DELIMITAÇÃO DO TEMA<text:bookmark-end text:name="_Toc9223"/><text:bookmark-end text:name="_Toc535675639"/></text:h>
        </text:list-item>
      </text:list>
      <text:p text:style-name="P18"><text:span text:style-name="T1">Mostrar as vantagens em montar um ambiente de trabalho virtualizado. </text:span></text:p>
      <text:list xml:id="list142834809353160" text:continue-numbering="true" text:style-name="WWNum10">
        <text:list-item>
          <text:h text:style-name="P40" text:outline-level="1"><text:bookmark-start text:name="_Toc9224"/><text:bookmark-start text:name="_Toc535675640"/>FORMULAÇÃO DO PROBLEMA<text:bookmark-end text:name="_Toc9224"/><text:bookmark-end text:name="_Toc535675640"/></text:h>
        </text:list-item>
      </text:list>
      <text:p text:style-name="P19"><text:span text:style-name="T1">A utilização da virtualização é vantajosa para o desenvolvimento?</text:span></text:p>
      <text:list xml:id="list142833655195159" text:continue-numbering="true" text:style-name="WWNum10">
        <text:list-item>
          <text:h text:style-name="P41" text:outline-level="1"><text:bookmark-start text:name="_Toc9225"/><text:bookmark-start text:name="_Toc535675641"/>JUSTIFICATIVA<text:bookmark-end text:name="_Toc9225"/><text:bookmark-end text:name="_Toc535675641"/></text:h>
        </text:list-item>
      </text:list>
      <text:p text:style-name="P20"><text:span text:style-name="T1">O ambiente de desenvolvimento se mostra muitas vezes bem específico para cada tipo de projeto, configurar apenas uma vez e recriar sempre que necessário este ambiente é a proposta do ambiente virtual.</text:span></text:p>
      <text:p text:style-name="P20"><text:span text:style-name="T1">Um ambiente convencional precisa ser totalmente refeito sempre que é preciso realizar uma manutenção no computador ou recriar o mesmo ambiente em outra máquina, ainda mais quando existem variações do sistema operacional usado em cada caso.</text:span></text:p>
      <text:p text:style-name="P20"><text:span text:style-name="T1">A virtualização chega com o intuito de simplificar esta tarefa, podendo manter um nível profissional de segurança e padrão, para um usuário em específico ou uma grande equipe, facilmente customizável e replicável quando necessário.</text:span></text:p>
      <text:p text:style-name="P22"/>
      <text:list xml:id="list142833236666216" text:continue-numbering="true" text:style-name="WWNum10">
        <text:list-item>
          <text:h text:style-name="P44" text:outline-level="1"><text:bookmark-start text:name="_Toc9226"/><text:bookmark-start text:name="_Toc535675642"/><text:soft-page-break/>OBJETIVOS<text:bookmark-end text:name="_Toc9226"/><text:bookmark-end text:name="_Toc535675642"/></text:h>
          <text:list>
            <text:list-item>
              <text:h text:style-name="P45" text:outline-level="2"><text:bookmark-start text:name="_Toc9227"/><text:bookmark-start text:name="_Toc535675643"/>OBJETIVO GERAL<text:bookmark-end text:name="_Toc9227"/><text:bookmark-end text:name="_Toc535675643"/></text:h>
            </text:list-item>
          </text:list>
        </text:list-item>
      </text:list>
      <text:p text:style-name="P24"><text:span text:style-name="T1">Compreender as principais características para se criar um ambiente de desenvolvimento virtualizado, customizável com Docker e containers.</text:span></text:p>
      <text:list xml:id="list142835309707946" text:continue-numbering="true" text:style-name="WWNum10">
        <text:list-item>
          <text:list>
            <text:list-item>
              <text:h text:style-name="P46" text:outline-level="2"><text:bookmark-start text:name="_Toc9228"/><text:bookmark-start text:name="_Toc535675644"/>OBJETIVOS ESPECÍFICOS<text:bookmark-end text:name="_Toc9228"/><text:bookmark-end text:name="_Toc535675644"/></text:h>
            </text:list-item>
          </text:list>
        </text:list-item>
      </text:list>
      <text:list xml:id="list1917593936" text:style-name="WWNum1">
        <text:list-item>
          <text:p text:style-name="P25"><text:span text:style-name="T1">Analisar e estudar como gerenciar os conteiners utilizando Docker.</text:span></text:p>
        </text:list-item>
        <text:list-item>
          <text:p text:style-name="P26"><text:span text:style-name="T1">Montar um ambiente de desenvolvimento Web com Apache, PHP e Mysql.</text:span></text:p>
        </text:list-item>
        <text:list-item>
          <text:p text:style-name="P27"><text:span text:style-name="T1">Configurar containers individuais interligados entre si. </text:span></text:p>
        </text:list-item>
        <text:list-item>
          <text:p text:style-name="P28"><text:span text:style-name="T1">Demonstrar o funcionamento de um projeto simples rodando dentro do ambiente virtual.</text:span></text:p>
        </text:list-item>
      </text:list>
      <text:list xml:id="list142834159482368" text:continue-list="list142835309707946" text:style-name="WWNum10">
        <text:list-item>
          <text:h text:style-name="P42" text:outline-level="1"><text:bookmark-start text:name="_Toc9229"/><text:bookmark-start text:name="_Toc535675645"/>EMBASAMENTO TEÓRICO<text:bookmark-end text:name="_Toc9229"/><text:bookmark-end text:name="_Toc535675645"/></text:h>
          <text:list>
            <text:list-item>
              <text:h text:style-name="P47" text:outline-level="2"><text:bookmark-start text:name="_Toc535675646"/>DOCKER<text:bookmark-end text:name="_Toc535675646"/></text:h>
            </text:list-item>
          </text:list>
        </text:list-item>
      </text:list>
      <text:p text:style-name="P29">Segundo (Gomes &amp; Souza, 2015), Docker é <text:s/>uma ferramenta que possibilita gerenciar aplicações distintas dentro de ambientes isolados denominados containers. É uma alternativa para desenvolvedores criarem com rapidez e facilidade seu ambiente de trabalho, para realizar todas as tarefas rotineiras, inclusive testes com total segurança. A principal funcionalidade é proporcionar ambientes isolados dentro da mesma máquina, independente de sistema operacional, disponível localmente ou remotamente através de mapeamento de portas.</text:p>
      <text:list xml:id="list142835243889442" text:continue-numbering="true" text:style-name="WWNum10">
        <text:list-item>
          <text:list>
            <text:list-item>
              <text:h text:style-name="P48" text:outline-level="2"><text:bookmark-start text:name="_Toc535675647"/><text:soft-page-break/>CONTÊINERES<text:bookmark-end text:name="_Toc535675647"/></text:h>
            </text:list-item>
          </text:list>
        </text:list-item>
      </text:list>
      <text:p text:style-name="Standard">(Henrique Rocha Silva &amp; — Licenciatura Orientador André Costa Drummond, 2017), descreve que um contêiner Docker basicamente, consiste em manter tudo o que é necessário para a aplicação ser executada, independente do sistema operacional nativo, compartilhando apenas o kernel da máquina hospedeira, dentro do container existe o sistema operacional, configurações do usuário e metadados, no entanto a imagem Docker é somente leitura, criando assim uma nova instancia sempre que necessário. Quando o Docker inicia um container a partir de uma imagem ele adiciona uma camada de leitura e escrita na parte superior da imagem no qual a aplicação pode ser executada</text:p>
      <text:p text:style-name="Standard"/>
      <text:list xml:id="list142834635974723" text:continue-numbering="true" text:style-name="WWNum10">
        <text:list-item>
          <text:h text:style-name="P42" text:outline-level="1"><text:bookmark-start text:name="_Toc9237"/><text:bookmark-start text:name="_Toc535675648"/>METODOLOGIA<text:bookmark-end text:name="_Toc9237"/><text:bookmark-end text:name="_Toc535675648"/></text:h>
          <text:list>
            <text:list-item>
              <text:h text:style-name="P49" text:outline-level="2"><text:bookmark-start text:name="_Toc9238"/><text:bookmark-start text:name="_Toc535675649"/>MÉTODO DE ABORDAGEM<text:bookmark-end text:name="_Toc9238"/><text:bookmark-end text:name="_Toc535675649"/></text:h>
            </text:list-item>
          </text:list>
        </text:list-item>
      </text:list>
      <text:p text:style-name="P30"><text:span text:style-name="T1">Para este trabalho será considerada a abordagem Dedutivo. </text:span></text:p>
      <text:p text:style-name="P21"><text:span text:style-name="T1">Premissa maior: demonstrar a facilidade que construir um ambiente de desenvolvimento de softwares à partir de contêineres distintos. </text:span></text:p>
      <text:p text:style-name="P21"><text:span text:style-name="T1">Premissa menor: utilizar este novo ambiente para executar um projeto simples criado dentro da linguagem proposta.</text:span></text:p>
      <text:p text:style-name="P23"><text:span text:style-name="T1">Conclusão: estabelecer se a utilização desta tecnologia é viável no dia a dia do desenvolvedor.</text:span></text:p>
      <text:list xml:id="list142834611188944" text:continue-numbering="true" text:style-name="WWNum10">
        <text:list-item>
          <text:list>
            <text:list-item>
              <text:h text:style-name="P50" text:outline-level="2"><text:bookmark-start text:name="_Toc9239"/><text:bookmark-start text:name="_Toc535675650"/>TÉCNICAS DE PESQUISA<text:bookmark-end text:name="_Toc9239"/><text:bookmark-end text:name="_Toc535675650"/></text:h>
            </text:list-item>
          </text:list>
        </text:list-item>
      </text:list>
      <text:p text:style-name="P31"><text:span text:style-name="T1">As técnicas que serão utilizadas neste trabalho são:</text:span></text:p>
      <text:list xml:id="list1799773582" text:style-name="WWNum9">
        <text:list-item>
          <text:p text:style-name="P32"><text:span text:style-name="T1">Pesquisa bibliográfica: Estudo sobre virtualização, focando em Docker e contêineres.</text:span></text:p>
        </text:list-item>
        <text:list-item>
          <text:p text:style-name="P32"><text:span text:style-name="T1">Pesquisa aplicada: Estudo sobre criar um ambiente de desenvolvimento.</text:span></text:p>
        </text:list-item>
        <text:list-item>
          <text:p text:style-name="P33"><text:soft-page-break/><text:span text:style-name="T1">Estudo de caso: desenvolver uma aplicação simples dentro da linguagem proposta. </text:span></text:p>
        </text:list-item>
      </text:list>
      <text:list xml:id="list142834998448140" text:continue-list="list142834611188944" text:style-name="WWNum10">
        <text:list-item>
          <text:h text:style-name="P43" text:outline-level="1"><text:bookmark-start text:name="_Toc9240"/><text:bookmark-start text:name="_Toc535675651"/>CRONOGRAMA<text:bookmark-end text:name="_Toc9240"/><text:bookmark-end text:name="_Toc535675651"/></text:h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 table:style-name="Tabela1.1">
          <table:table-cell table:style-name="Tabela1.A1" office:value-type="string">
            <text:p text:style-name="P13"><text:span text:style-name="T4">ATIVIDADES</text:span></text:p>
          </table:table-cell>
          <table:table-cell table:style-name="Tabela1.B1" office:value-type="string">
            <text:p text:style-name="P13"><text:span text:style-name="T4">Nov</text:span></text:p>
          </table:table-cell>
          <table:table-cell table:style-name="Tabela1.B1" office:value-type="string">
            <text:p text:style-name="P13"><text:span text:style-name="T4">Dez</text:span></text:p>
          </table:table-cell>
          <table:table-cell table:style-name="Tabela1.B1" office:value-type="string">
            <text:p text:style-name="P13"><text:span text:style-name="T4">Jan</text:span></text:p>
          </table:table-cell>
          <table:table-cell table:style-name="Tabela1.B1" office:value-type="string">
            <text:p text:style-name="P13"><text:span text:style-name="T4">Fev</text:span></text:p>
          </table:table-cell>
          <table:table-cell table:style-name="Tabela1.B1" office:value-type="string">
            <text:p text:style-name="P13"><text:span text:style-name="T4">Mar</text:span></text:p>
          </table:table-cell>
          <table:table-cell table:style-name="Tabela1.B1" office:value-type="string">
            <text:p text:style-name="P13"><text:span text:style-name="T4">Abr</text:span></text:p>
          </table:table-cell>
          <table:table-cell table:style-name="Tabela1.H1" office:value-type="string">
            <text:p text:style-name="P13"><text:span text:style-name="T4">Mai</text:span></text:p>
          </table:table-cell>
        </table:table-row>
        <table:table-row table:style-name="Tabela1.2">
          <table:table-cell table:style-name="Tabela1.A2" office:value-type="string">
            <text:p text:style-name="P14"><text:span text:style-name="T5">Elaboração e entrega do projeto de pesquisa</text:span></text:p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ela1.3">
          <table:table-cell table:style-name="Tabela1.A2" office:value-type="string">
            <text:p text:style-name="P14"><text:span text:style-name="T5">Fundamentação teórica</text:span></text:p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ela1.3">
          <table:table-cell table:style-name="Tabela1.A2" office:value-type="string">
            <text:p text:style-name="P14"><text:span text:style-name="T5">Estado da Arte</text:span></text:p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ela1.2">
          <table:table-cell table:style-name="Tabela1.A2" office:value-type="string">
            <text:p text:style-name="P14"><text:span text:style-name="T5">Proposta de Implementação do ambiente de trabalho virtualizado</text:span></text:p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ela1.2">
          <table:table-cell table:style-name="Tabela1.A2" office:value-type="string">
            <text:p text:style-name="P14"><text:span text:style-name="T5">Desenvolvimento da aplicação dentro dos parâmetros propostos</text:span></text:p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ela1.3">
          <table:table-cell table:style-name="Tabela1.A2" office:value-type="string">
            <text:p text:style-name="P14"><text:span text:style-name="T5">Análise dos Resultados</text:span></text:p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ela1.3">
          <table:table-cell table:style-name="Tabela1.A2" office:value-type="string">
            <text:p text:style-name="P14"><text:span text:style-name="T5">Desenvolvimento do Artigo</text:span></text:p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ela1.3">
          <table:table-cell table:style-name="Tabela1.A2" office:value-type="string">
            <text:p text:style-name="P14"><text:span text:style-name="T5">Correções e Ajustes</text:span></text:p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B2" office:value-type="string">
            <text:p text:style-name="P15"/>
          </table:table-cell>
          <table:table-cell table:style-name="Tabela1.H2" office:value-type="string">
            <text:p text:style-name="P15"/>
          </table:table-cell>
        </table:table-row>
        <table:table-row table:style-name="Tabela1.1">
          <table:table-cell table:style-name="Tabela1.A10" office:value-type="string">
            <text:p text:style-name="P14"><text:span text:style-name="T5">Apresentação</text:span></text:p>
          </table:table-cell>
          <table:table-cell table:style-name="Tabela1.B10" office:value-type="string">
            <text:p text:style-name="P15"/>
          </table:table-cell>
          <table:table-cell table:style-name="Tabela1.B10" office:value-type="string">
            <text:p text:style-name="P15"/>
          </table:table-cell>
          <table:table-cell table:style-name="Tabela1.B10" office:value-type="string">
            <text:p text:style-name="P15"/>
          </table:table-cell>
          <table:table-cell table:style-name="Tabela1.B10" office:value-type="string">
            <text:p text:style-name="P15"/>
          </table:table-cell>
          <table:table-cell table:style-name="Tabela1.B10" office:value-type="string">
            <text:p text:style-name="P15"/>
          </table:table-cell>
          <table:table-cell table:style-name="Tabela1.B10" office:value-type="string">
            <text:p text:style-name="P15"/>
          </table:table-cell>
          <table:table-cell table:style-name="Tabela1.H10" office:value-type="string">
            <text:p text:style-name="P15"/>
          </table:table-cell>
        </table:table-row>
      </table:table>
      <text:p text:style-name="P34"><text:bookmark text:name="_GoBack"/></text:p>
      <text:list xml:id="list142834787081827" text:continue-numbering="true" text:style-name="WWNum10">
        <text:list-item>
          <text:h text:style-name="P40" text:outline-level="1"><text:bookmark-start text:name="_Toc9241"/><text:bookmark-start text:name="_Toc535675652"/>REFERÊNCIAS<text:bookmark-end text:name="_Toc9241"/><text:bookmark-end text:name="_Toc535675652"/></text:h>
        </text:list-item>
      </text:list>
      <text:p text:style-name="P35"><field:fieldmark-start text:name="__Fieldmark__589_3203406428" field:type="ADDIN Mendeley Bibliography CSL_BIBLIOGRAPHY"/><text:span text:style-name="T14">Gomes, R., &amp; Souza, R. (2015). Docker – Infraestrutura como código, com autonomia e replicabilidade.</text:span><field:fieldmark-end/></text:p>
      <text:p text:style-name="P36"/>
      <text:p text:style-name="P35"><text:span text:style-name="T14">Henrique Rocha Silva, F., &amp; — Licenciatura Orientador André Costa Drummond, C. (2017). Avaliação de Desempenho de Contêineres Docker para Aplicações do Supremo Tribunal Federal. Retrieved from http://bdm.unb.br/bitstream/10483/17796/1/2017_FlavioHenriqueSilva_tcc.pdf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Lohit Devanagari1" svg:font-family="'Lohit Devanagari'"/>
    <style:font-face style:name="Segoe UI Symbol" svg:font-family="'Segoe UI Symbol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1" svg:font-family="'Segoe UI Symbol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F" style:font-size-asian="11pt" style:language-asian="pt" style:country-asian="B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t" fo:country="BR" style:letter-kerning="false" style:font-name-asian="F" style:font-size-asian="11pt" style:language-asian="pt" style:country-asian="B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18cm" fo:margin-right="0.023cm" fo:margin-top="0cm" fo:margin-bottom="0.021cm" loext:contextual-spacing="false" fo:line-height="154%" fo:text-align="justify" style:justify-single-word="false" fo:orphans="2" fo:widows="2" fo:text-indent="-0.018cm" style:auto-text-indent="false" style:writing-mode="lr-tb"/>
      <style:text-properties fo:color="#333333"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.554cm" fo:margin-right="0.023cm" fo:margin-top="0cm" fo:margin-bottom="0.005cm" loext:contextual-spacing="false" fo:line-height="110%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182cm" fo:margin-right="0.023cm" fo:margin-top="0cm" fo:margin-bottom="0.005cm" loext:contextual-spacing="false" fo:line-height="154%" fo:text-align="justify" style:justify-single-word="false" fo:keep-together="always" fo:orphans="2" fo:widows="2" fo:text-indent="-0.018cm" style:auto-text-indent="false" fo:keep-with-next="always" style:writing-mode="lr-tb"/>
      <style:text-properties fo:color="#000000"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018cm" fo:margin-right="0.023cm" fo:margin-top="0cm" fo:margin-bottom="0.021cm" loext:contextual-spacing="false" fo:line-height="154%" fo:text-align="justify" style:justify-single-word="false" fo:keep-together="always" fo:orphans="2" fo:widows="2" fo:text-indent="-0.018cm" style:auto-text-indent="false" fo:keep-with-next="always" style:writing-mode="lr-tb"/>
      <style:text-properties fo:color="#333333"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2.554cm" fo:margin-right="0.023cm" fo:margin-top="0cm" fo:margin-bottom="0.005cm" loext:contextual-spacing="false" fo:line-height="110%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/>
    </style:style>
    <style:style style:name="Contents_20_1" style:display-name="Contents 1" style:family="paragraph" style:parent-style-name="Standard" style:default-outline-level="" style:class="index">
      <style:paragraph-properties fo:margin-left="0.044cm" fo:margin-right="1.02cm" fo:margin-top="0cm" fo:margin-bottom="0.005cm" loext:contextual-spacing="false" fo:line-height="110%" fo:text-align="start" style:justify-single-word="false" fo:orphans="2" fo:widows="2" fo:text-indent="-0.018cm" style:auto-text-indent="false" style:writing-mode="lr-tb"/>
      <style:text-properties fo:color="#000000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/>
    </style:style>
    <style:style style:name="Contents_20_2" style:display-name="Contents 2" style:family="paragraph" style:parent-style-name="Standard" style:default-outline-level="" style:class="index">
      <style:paragraph-properties fo:margin-left="0.464cm" fo:margin-right="0.044cm" fo:margin-top="0cm" fo:margin-bottom="0.005cm" loext:contextual-spacing="false" fo:text-align="justify" style:justify-single-word="false" fo:orphans="2" fo:widows="2" fo:text-indent="-0.018cm" style:auto-text-indent="false" style:writing-mode="lr-tb"/>
      <style:text-properties fo:color="#000000"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Contents_20_3" style:display-name="Contents 3" style:family="paragraph" style:parent-style-name="Standard" style:default-outline-level="" style:class="index">
      <style:paragraph-properties fo:margin-left="1.042cm" fo:margin-right="0.044cm" fo:margin-top="0cm" fo:margin-bottom="0.448cm" loext:contextual-spacing="false" fo:text-align="justify" style:justify-single-word="false" fo:orphans="2" fo:widows="2" fo:text-indent="-0.018cm" style:auto-text-indent="false" style:writing-mode="lr-tb"/>
      <style:text-properties fo:color="#000000"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/>
      <style:text-properties fo:color="#2e74b5" style:font-name="Calibri Light" fo:font-family="'Calibri Light'" style:font-family-generic="roman" style:font-pitch="variable" fo:font-size="16pt" fo:font-weight="normal" style:font-name-asian="F" style:font-family-generic-asian="system" style:font-pitch-asian="variable" style:font-size-asian="16pt" style:font-weight-asian="normal" style:font-name-complex="F" style:font-family-generic-complex="system" style:font-pitch-complex="variable" style:font-size-complex="16pt"/>
    </style:style>
    <style:style style:name="No_20_Spacing" style:display-name="No Spacing" style:family="paragraph" style:parent-style-name="Heading_20_4" style:default-outline-level="">
      <style:paragraph-properties fo:margin-left="2.554cm" fo:margin-right="0.646cm" fo:margin-top="0cm" fo:margin-bottom="0.194cm" loext:contextual-spacing="false" fo:text-indent="-0.018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.023cm" fo:margin-top="0cm" fo:margin-bottom="0.021cm" loext:contextual-spacing="true" fo:text-indent="-0.018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Título_20_4_20_Char" style:display-name="Título 4 Char" style:family="text">
      <style:text-properties fo:color="#000000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/>
    </style:style>
    <style:style style:name="Título_20_1_20_Char" style:display-name="Título 1 Char" style:family="text">
      <style:text-properties fo:color="#000000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/>
    </style:style>
    <style:style style:name="Título_20_2_20_Char" style:display-name="Título 2 Char" style:family="text">
      <style:text-properties fo:color="#000000"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Título_20_3_20_Char" style:display-name="Título 3 Char" style:family="text">
      <style:text-properties fo:color="#333333"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fo:color="#333333" style:font-name="Tahoma" fo:font-family="Tahoma" style:font-family-generic="roman" style:font-pitch="variable" fo:font-size="8pt" style:font-name-asian="Arial2" style:font-family-asian="Arial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Segoe UI Symbol1" style:font-family-asian="'Segoe UI Symbol'" style:font-family-generic-asian="system" style:font-pitch-asian="variable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Segoe UI Symbol1" style:font-family-asian="'Segoe UI Symbol'" style:font-family-generic-asian="system" style:font-pitch-asian="variable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Segoe UI Symbol1" style:font-family-asian="'Segoe UI Symbol'" style:font-family-generic-asian="system" style:font-pitch-asian="variable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Segoe UI Symbol1" style:font-family-asian="'Segoe UI Symbol'" style:font-family-generic-asian="system" style:font-pitch-asian="variable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Segoe UI Symbol1" style:font-family-asian="'Segoe UI Symbol'" style:font-family-generic-asian="system" style:font-pitch-asian="variable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Segoe UI Symbol1" style:font-family-asian="'Segoe UI Symbol'" style:font-family-generic-asian="system" style:font-pitch-asian="variable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 loext:padding="0cm" loext:border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37" style:display-name="ListLabel 3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38" style:display-name="ListLabel 3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39" style:display-name="ListLabel 3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40" style:display-name="ListLabel 4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41" style:display-name="ListLabel 4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42" style:display-name="ListLabel 4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43" style:display-name="ListLabel 4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44" style:display-name="ListLabel 4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45" style:display-name="ListLabel 4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46" style:display-name="ListLabel 4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47" style:display-name="ListLabel 4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48" style:display-name="ListLabel 4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49" style:display-name="ListLabel 4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50" style:display-name="ListLabel 5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51" style:display-name="ListLabel 5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52" style:display-name="ListLabel 5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53" style:display-name="ListLabel 5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54" style:display-name="ListLabel 5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55" style:display-name="ListLabel 5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56" style:display-name="ListLabel 5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57" style:display-name="ListLabel 5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58" style:display-name="ListLabel 5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59" style:display-name="ListLabel 5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60" style:display-name="ListLabel 6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61" style:display-name="ListLabel 6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62" style:display-name="ListLabel 6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63" style:display-name="ListLabel 6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64" style:display-name="ListLabel 6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65" style:display-name="ListLabel 6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66" style:display-name="ListLabel 6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67" style:display-name="ListLabel 6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68" style:display-name="ListLabel 6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69" style:display-name="ListLabel 6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70" style:display-name="ListLabel 7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71" style:display-name="ListLabel 7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72" style:display-name="ListLabel 7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73" style:display-name="ListLabel 7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74" style:display-name="ListLabel 7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75" style:display-name="ListLabel 7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76" style:display-name="ListLabel 7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77" style:display-name="ListLabel 7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78" style:display-name="ListLabel 7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79" style:display-name="ListLabel 7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80" style:display-name="ListLabel 8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81" style:display-name="ListLabel 8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2" style:font-family-asian="Calibri" style:font-family-generic-asian="system" style:font-pitch-asian="variable" style:font-size-asian="12pt" style:font-style-asian="normal" style:font-weight-asian="normal" style:font-name-complex="Calibri2" style:font-family-complex="Calibri" style:font-family-generic-complex="system" style:font-pitch-complex="variable" style:font-size-complex="12pt" loext:padding="0cm" loext:border="none"/>
    </style:style>
    <style:style style:name="ListLabel_20_82" style:display-name="ListLabel 8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 style:font-weight-complex="bold" loext:padding="0cm" loext:border="none"/>
    </style:style>
    <style:style style:name="ListLabel_20_83" style:display-name="ListLabel 83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Courier New1" style:font-family-asian="'Courier New'" style:font-family-generic-asian="system" style:font-pitch-asian="variable" style:font-size-asian="14pt" style:font-style-asian="normal" style:font-weight-asian="normal" style:font-name-complex="Courier New1" style:font-family-complex="'Courier New'" style:font-family-generic-complex="system" style:font-pitch-complex="variable" style:font-size-complex="14pt" loext:padding="0cm" loext:border="none"/>
    </style:style>
    <style:style style:name="ListLabel_20_84" style:display-name="ListLabel 84" style:family="text">
      <style:text-properties fo:color="#000000" style:text-line-through-style="none" style:text-line-through-type="none" style:text-position="0% 100%" fo:font-size="13pt" fo:font-style="normal" style:text-underline-style="none" fo:font-weight="normal" style:font-name-asian="Arial2" style:font-family-asian="Arial" style:font-family-generic-asian="system" style:font-pitch-asian="variable" style:font-size-asian="13pt" style:font-style-asian="normal" style:font-weight-asian="normal" style:font-name-complex="Arial2" style:font-family-complex="Arial" style:font-family-generic-complex="system" style:font-pitch-complex="variable" style:font-size-complex="13pt" loext:padding="0cm" loext:border="none"/>
    </style:style>
    <style:style style:name="ListLabel_20_85" style:display-name="ListLabel 85" style:family="text">
      <style:text-properties fo:color="#000000" style:text-line-through-style="none" style:text-line-through-type="none" style:text-position="0% 100%" fo:font-size="13pt" fo:font-style="normal" style:text-underline-style="none" fo:font-weight="normal" style:font-name-asian="Arial2" style:font-family-asian="Arial" style:font-family-generic-asian="system" style:font-pitch-asian="variable" style:font-size-asian="13pt" style:font-style-asian="normal" style:font-weight-asian="normal" style:font-name-complex="Arial2" style:font-family-complex="Arial" style:font-family-generic-complex="system" style:font-pitch-complex="variable" style:font-size-complex="13pt" loext:padding="0cm" loext:border="none"/>
    </style:style>
    <style:style style:name="ListLabel_20_86" style:display-name="ListLabel 86" style:family="text">
      <style:text-properties fo:color="#000000" style:text-line-through-style="none" style:text-line-through-type="none" style:text-position="0% 100%" fo:font-size="13pt" fo:font-style="normal" style:text-underline-style="none" fo:font-weight="normal" style:font-name-asian="Arial2" style:font-family-asian="Arial" style:font-family-generic-asian="system" style:font-pitch-asian="variable" style:font-size-asian="13pt" style:font-style-asian="normal" style:font-weight-asian="normal" style:font-name-complex="Arial2" style:font-family-complex="Arial" style:font-family-generic-complex="system" style:font-pitch-complex="variable" style:font-size-complex="13pt" loext:padding="0cm" loext:border="none"/>
    </style:style>
    <style:style style:name="ListLabel_20_87" style:display-name="ListLabel 87" style:family="text">
      <style:text-properties fo:color="#000000" style:text-line-through-style="none" style:text-line-through-type="none" style:text-position="0% 100%" fo:font-size="13pt" fo:font-style="normal" style:text-underline-style="none" fo:font-weight="normal" style:font-name-asian="Arial2" style:font-family-asian="Arial" style:font-family-generic-asian="system" style:font-pitch-asian="variable" style:font-size-asian="13pt" style:font-style-asian="normal" style:font-weight-asian="normal" style:font-name-complex="Arial2" style:font-family-complex="Arial" style:font-family-generic-complex="system" style:font-pitch-complex="variable" style:font-size-complex="13pt" loext:padding="0cm" loext:border="none"/>
    </style:style>
    <style:style style:name="ListLabel_20_88" style:display-name="ListLabel 88" style:family="text">
      <style:text-properties fo:color="#000000" style:text-line-through-style="none" style:text-line-through-type="none" style:text-position="0% 100%" fo:font-size="13pt" fo:font-style="normal" style:text-underline-style="none" fo:font-weight="normal" style:font-name-asian="Arial2" style:font-family-asian="Arial" style:font-family-generic-asian="system" style:font-pitch-asian="variable" style:font-size-asian="13pt" style:font-style-asian="normal" style:font-weight-asian="normal" style:font-name-complex="Arial2" style:font-family-complex="Arial" style:font-family-generic-complex="system" style:font-pitch-complex="variable" style:font-size-complex="13pt" loext:padding="0cm" loext:border="none"/>
    </style:style>
    <style:style style:name="ListLabel_20_89" style:display-name="ListLabel 89" style:family="text">
      <style:text-properties fo:color="#000000" style:text-line-through-style="none" style:text-line-through-type="none" style:text-position="0% 100%" fo:font-size="13pt" fo:font-style="normal" style:text-underline-style="none" fo:font-weight="normal" style:font-name-asian="Arial2" style:font-family-asian="Arial" style:font-family-generic-asian="system" style:font-pitch-asian="variable" style:font-size-asian="13pt" style:font-style-asian="normal" style:font-weight-asian="normal" style:font-name-complex="Arial2" style:font-family-complex="Arial" style:font-family-generic-complex="system" style:font-pitch-complex="variable" style:font-size-complex="13pt" loext:padding="0cm" loext:border="none"/>
    </style:style>
    <style:style style:name="ListLabel_20_90" style:display-name="ListLabel 90" style:family="text">
      <style:text-properties fo:color="#000000" style:text-line-through-style="none" style:text-line-through-type="none" style:text-position="0% 100%" fo:font-size="13pt" fo:font-style="normal" style:text-underline-style="none" fo:font-weight="normal" style:font-name-asian="Arial2" style:font-family-asian="Arial" style:font-family-generic-asian="system" style:font-pitch-asian="variable" style:font-size-asian="13pt" style:font-style-asian="normal" style:font-weight-asian="normal" style:font-name-complex="Arial2" style:font-family-complex="Arial" style:font-family-generic-complex="system" style:font-pitch-complex="variable" style:font-size-complex="13pt" loext:padding="0cm" loext:border="non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text:style-name="ListLabel_20_82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83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84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margin-left="2.568cm"/>
        </style:list-level-properties>
        <style:text-properties style:font-name="Segoe UI 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margin-left="3.838cm"/>
        </style:list-level-properties>
        <style:text-properties style:font-name="Segoe UI 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margin-left="5.108cm"/>
        </style:list-level-properties>
        <style:text-properties style:font-name="Arial1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margin-left="6.378cm"/>
        </style:list-level-properties>
        <style:text-properties style:font-name="Segoe UI 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margin-left="7.648cm"/>
        </style:list-level-properties>
        <style:text-properties style:font-name="Segoe UI 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margin-left="8.918cm"/>
        </style:list-level-properties>
        <style:text-properties style:font-name="Arial1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margin-left="10.188cm"/>
        </style:list-level-properties>
        <style:text-properties style:font-name="Segoe UI 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margin-left="11.458cm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margin-left="2.514cm"/>
        </style:list-level-properties>
        <style:text-properties style:font-name="Calibri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margin-left="3.789cm"/>
        </style:list-level-properties>
        <style:text-properties style:font-name="Calibri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margin-left="5.059cm"/>
        </style:list-level-properties>
        <style:text-properties style:font-name="Calibri1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margin-left="6.329cm"/>
        </style:list-level-properties>
        <style:text-properties style:font-name="Calibri1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margin-left="7.599cm"/>
        </style:list-level-properties>
        <style:text-properties style:font-name="Calibri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margin-left="8.869cm"/>
        </style:list-level-properties>
        <style:text-properties style:font-name="Calibri1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margin-left="10.139cm"/>
        </style:list-level-properties>
        <style:text-properties style:font-name="Calibri1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margin-left="11.409cm"/>
        </style:list-level-properties>
        <style:text-properties style:font-name="Calibri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margin-left="12.679cm"/>
        </style:list-level-properties>
        <style:text-properties style:font-name="Calibri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margin-left="2.514cm"/>
        </style:list-level-properties>
        <style:text-properties style:font-name="Calibri1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Calibri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Calibri1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Calibri1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Calibri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Calibri1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Calibri1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Calibri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margin-left="12.7cm"/>
        </style:list-level-properties>
        <style:text-properties style:font-name="Calibri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Calibri1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Calibri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Calibri1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Calibri1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Calibri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Calibri1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Calibri1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Calibri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margin-left="12.7cm"/>
        </style:list-level-properties>
        <style:text-properties style:font-name="Calibri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margin-left="2.514cm"/>
        </style:list-level-properties>
        <style:text-properties style:font-name="Calibri1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margin-left="3.78cm"/>
        </style:list-level-properties>
        <style:text-properties style:font-name="Calibri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margin-left="5.05cm"/>
        </style:list-level-properties>
        <style:text-properties style:font-name="Calibri1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margin-left="6.32cm"/>
        </style:list-level-properties>
        <style:text-properties style:font-name="Calibri1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margin-left="7.59cm"/>
        </style:list-level-properties>
        <style:text-properties style:font-name="Calibri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margin-left="8.86cm"/>
        </style:list-level-properties>
        <style:text-properties style:font-name="Calibri1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margin-left="10.13cm"/>
        </style:list-level-properties>
        <style:text-properties style:font-name="Calibri1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margin-left="11.4cm"/>
        </style:list-level-properties>
        <style:text-properties style:font-name="Calibri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margin-left="12.67cm"/>
        </style:list-level-properties>
        <style:text-properties style:font-name="Calibri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 fo:margin-left="2.519cm"/>
        </style:list-level-properties>
        <style:text-properties style:font-name="Calibri1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margin-left="3.789cm"/>
        </style:list-level-properties>
        <style:text-properties style:font-name="Calibri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margin-left="5.059cm"/>
        </style:list-level-properties>
        <style:text-properties style:font-name="Calibri1"/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 fo:margin-left="6.329cm"/>
        </style:list-level-properties>
        <style:text-properties style:font-name="Calibri1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margin-left="7.599cm"/>
        </style:list-level-properties>
        <style:text-properties style:font-name="Calibri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margin-left="8.869cm"/>
        </style:list-level-properties>
        <style:text-properties style:font-name="Calibri1"/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 fo:margin-left="10.139cm"/>
        </style:list-level-properties>
        <style:text-properties style:font-name="Calibri1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margin-left="11.409cm"/>
        </style:list-level-properties>
        <style:text-properties style:font-name="Calibri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margin-left="12.679cm"/>
        </style:list-level-properties>
        <style:text-properties style:font-name="Calibri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 fo:margin-left="2.519cm"/>
        </style:list-level-properties>
        <style:text-properties style:font-name="Calibri1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margin-left="3.789cm"/>
        </style:list-level-properties>
        <style:text-properties style:font-name="Calibri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margin-left="5.059cm"/>
        </style:list-level-properties>
        <style:text-properties style:font-name="Calibri1"/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margin-left="6.329cm"/>
        </style:list-level-properties>
        <style:text-properties style:font-name="Calibri1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margin-left="7.599cm"/>
        </style:list-level-properties>
        <style:text-properties style:font-name="Calibri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margin-left="8.869cm"/>
        </style:list-level-properties>
        <style:text-properties style:font-name="Calibri1"/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margin-left="10.139cm"/>
        </style:list-level-properties>
        <style:text-properties style:font-name="Calibri1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margin-left="11.409cm"/>
        </style:list-level-properties>
        <style:text-properties style:font-name="Calibri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margin-left="12.679cm"/>
        </style:list-level-properties>
        <style:text-properties style:font-name="Calibri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•" text:bullet-char="•">
        <style:list-level-properties text:list-level-position-and-space-mode="label-alignment">
          <style:list-level-label-alignment text:label-followed-by="listtab" fo:margin-left="2.514cm"/>
        </style:list-level-properties>
        <style:text-properties style:font-name="Calibri1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margin-left="3.789cm"/>
        </style:list-level-properties>
        <style:text-properties style:font-name="Calibri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margin-left="5.059cm"/>
        </style:list-level-properties>
        <style:text-properties style:font-name="Calibri1"/>
      </text:list-level-style-bullet>
      <text:list-level-style-bullet text:level="4" text:style-name="ListLabel_20_67" style:num-suffix="•" text:bullet-char="•">
        <style:list-level-properties text:list-level-position-and-space-mode="label-alignment">
          <style:list-level-label-alignment text:label-followed-by="listtab" fo:margin-left="6.329cm"/>
        </style:list-level-properties>
        <style:text-properties style:font-name="Calibri1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margin-left="7.599cm"/>
        </style:list-level-properties>
        <style:text-properties style:font-name="Calibri1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margin-left="8.869cm"/>
        </style:list-level-properties>
        <style:text-properties style:font-name="Calibri1"/>
      </text:list-level-style-bullet>
      <text:list-level-style-bullet text:level="7" text:style-name="ListLabel_20_70" style:num-suffix="•" text:bullet-char="•">
        <style:list-level-properties text:list-level-position-and-space-mode="label-alignment">
          <style:list-level-label-alignment text:label-followed-by="listtab" fo:margin-left="10.139cm"/>
        </style:list-level-properties>
        <style:text-properties style:font-name="Calibri1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margin-left="11.409cm"/>
        </style:list-level-properties>
        <style:text-properties style:font-name="Calibri1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margin-left="12.679cm"/>
        </style:list-level-properties>
        <style:text-properties style:font-name="Calibri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•" text:bullet-char="•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Calibri1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Calibri1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Calibri1"/>
      </text:list-level-style-bullet>
      <text:list-level-style-bullet text:level="4" text:style-name="ListLabel_20_76" style:num-suffix="•" text:bullet-char="•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Calibri1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Calibri1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Calibri1"/>
      </text:list-level-style-bullet>
      <text:list-level-style-bullet text:level="7" text:style-name="ListLabel_20_79" style:num-suffix="•" text:bullet-char="•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Calibri1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Calibri1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fo:margin-left="12.065cm"/>
        </style:list-level-properties>
        <style:text-properties style:font-name="Calibri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3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84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85" style:num-format="1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5" text:style-name="ListLabel_20_86" style:num-format="a" style:num-letter-sync="true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6" text:style-name="ListLabel_20_87" style:num-format="i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text:style-name="ListLabel_20_88" style:num-format="1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8" text:style-name="ListLabel_20_89" style:num-format="a" style:num-letter-sync="true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9" text:style-name="ListLabel_20_90" style:num-format="i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93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002cm" fo:margin-top="0cm" fo:margin-bottom="0cm" loext:contextual-spacing="false" fo:line-height="108%" fo:text-align="end" style:justify-single-word="false" fo:text-indent="0cm" style:auto-text-indent="false"/>
    </style:style>
    <style:style style:name="MP2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3.276cm" fo:margin-left="3.006cm" fo:margin-right="1.984cm" style:writing-mode="lr-tb" style:layout-grid-color="#c0c0c0" style:layout-grid-lines="2340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48cm" fo:margin-left="0cm" fo:margin-right="0cm" fo:margin-bottom="1.64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7</text:page-number></text:p>
      </style:header>
    </style:master-page>
    <style:master-page style:name="First_20_Page" style:display-name="First Page" style:page-layout-name="Mpm1" style:next-style-name="Standard">
      <style:header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NTIFÍCIA UNIVERSIDADE CATÓLICA DO RIO GRANDE DO SUL</dc:title>
    <meta:initial-creator>ckruger</meta:initial-creator>
    <dc:creator>Gustavo</dc:creator>
    <meta:editing-cycles>33</meta:editing-cycles>
    <meta:print-date>2019-01-21T00:32:00</meta:print-date>
    <meta:creation-date>2017-10-28T03:03:00</meta:creation-date>
    <dc:date>2019-01-21T00:32:00</dc:date>
    <meta:editing-duration>PT4H16M</meta:editing-duration>
    <meta:generator>LibreOffice/6.0.7.3$Linux_X86_64 LibreOffice_project/00m0$Build-3</meta:generator>
    <meta:document-statistic meta:table-count="1" meta:image-count="0" meta:object-count="0" meta:page-count="7" meta:paragraph-count="87" meta:word-count="722" meta:character-count="4918" meta:non-whitespace-character-count="4299"/>
    <meta:user-defined meta:name="AppVersion">15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 meta:value-type="string">http://www.zotero.org/styles/apa</meta:user-defined>
    <meta:user-defined meta:name="Mendeley Document_1" meta:value-type="string">True</meta:user-defined>
    <meta:user-defined meta:name="Mendeley Recent Style Id 0_1" meta:value-type="string">http://www.zotero.org/styles/american-medical-association</meta:user-defined>
    <meta:user-defined meta:name="Mendeley Recent Style Id 1_1" meta:value-type="string">http://www.zotero.org/styles/american-political-science-association</meta:user-defined>
    <meta:user-defined meta:name="Mendeley Recent Style Id 2_1" meta:value-type="string">http://www.zotero.org/styles/apa</meta:user-defined>
    <meta:user-defined meta:name="Mendeley Recent Style Id 3_1" meta:value-type="string">http://www.zotero.org/styles/american-sociological-association</meta:user-defined>
    <meta:user-defined meta:name="Mendeley Recent Style Id 4_1" meta:value-type="string">http://www.zotero.org/styles/chicago-author-date</meta:user-defined>
    <meta:user-defined meta:name="Mendeley Recent Style Id 5_1" meta:value-type="string">http://www.zotero.org/styles/harvard-cite-them-right</meta:user-defined>
    <meta:user-defined meta:name="Mendeley Recent Style Id 6_1" meta:value-type="string">http://www.zotero.org/styles/ieee</meta:user-defined>
    <meta:user-defined meta:name="Mendeley Recent Style Id 7_1" meta:value-type="string">http://www.zotero.org/styles/modern-humanities-research-association</meta:user-defined>
    <meta:user-defined meta:name="Mendeley Recent Style Id 8_1" meta:value-type="string">http://www.zotero.org/styles/modern-language-association</meta:user-defined>
    <meta:user-defined meta:name="Mendeley Recent Style Id 9_1" meta:value-type="string">http://www.zotero.org/styles/nature</meta:user-defined>
    <meta:user-defined meta:name="Mendeley Recent Style Name 0_1" meta:value-type="string">American Medical Association</meta:user-defined>
    <meta:user-defined meta:name="Mendeley Recent Style Name 1_1" meta:value-type="string">American Political Science Association</meta:user-defined>
    <meta:user-defined meta:name="Mendeley Recent Style Name 2_1" meta:value-type="string">American Psychological Association 6th edition</meta:user-defined>
    <meta:user-defined meta:name="Mendeley Recent Style Name 3_1" meta:value-type="string">American Sociological Association</meta:user-defined>
    <meta:user-defined meta:name="Mendeley Recent Style Name 4_1" meta:value-type="string">Chicago Manual of Style 17th edition (author-date)</meta:user-defined>
    <meta:user-defined meta:name="Mendeley Recent Style Name 5_1" meta:value-type="string">Cite Them Right 10th edition - Harvard</meta:user-defined>
    <meta:user-defined meta:name="Mendeley Recent Style Name 6_1" meta:value-type="string">IEEE</meta:user-defined>
    <meta:user-defined meta:name="Mendeley Recent Style Name 7_1" meta:value-type="string">Modern Humanities Research Association 3rd edition (note with bibliography)</meta:user-defined>
    <meta:user-defined meta:name="Mendeley Recent Style Name 8_1" meta:value-type="string">Modern Language Association 8th edition</meta:user-defined>
    <meta:user-defined meta:name="Mendeley Recent Style Name 9_1" meta:value-type="string">Nature</meta:user-defined>
    <meta:user-defined meta:name="Mendeley Unique User Id_1" meta:value-type="string">0f1fcb23-55b3-3c64-9248-1f63445467f2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